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6cm" fo:min-width="3.001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6.75cm"/>
      <style:paragraph-properties style:writing-mode="lr-tb"/>
    </style:style>
    <style:style style:name="gr6" style:family="graphic" style:parent-style-name="standard">
      <style:graphic-properties draw:stroke="dash" draw:stroke-dash="Dash" svg:stroke-color="#000000" draw:fill="none" draw:fill-color="#729fcf" draw:opacity="47%" draw:textarea-horizontal-align="justify" draw:textarea-vertical-align="middle" draw:auto-grow-height="false" fo:min-height="4cm" fo:min-width="13.5cm" draw:shadow-opacity="47%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dash" draw:stroke-dash="Dash" svg:stroke-color="#000000" draw:fill="none" draw:fill-color="#729fcf" draw:opacity="47%" draw:textarea-horizontal-align="justify" draw:textarea-vertical-align="middle" draw:auto-grow-height="false" fo:min-height="4cm" fo:min-width="14.25cm" draw:shadow-opacity="47%"/>
    </style:style>
    <style:style style:name="gr9" style:family="graphic" style:parent-style-name="standard">
      <style:graphic-properties draw:textarea-horizontal-align="justify" draw:textarea-vertical-align="middle" draw:auto-grow-height="false" fo:min-height="1.157cm" fo:min-width="3.001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5cm" fo:min-width="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objectwithoutfill">
      <style:graphic-properties draw:marker-end="Arrowheads_20_6" draw:marker-end-width="0.3cm" draw:fill="none" draw:textarea-vertical-align="middle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/>
    </style:style>
    <style:style style:name="gr21" style:family="graphic" style:parent-style-name="objectwithoutfill">
      <style:graphic-properties draw:marker-end="Arrowheads_20_9" draw:marker-end-width="0.3cm" draw:fill="none" draw:textarea-vertical-align="middle"/>
    </style:style>
    <style:style style:name="gr22" style:family="graphic" style:parent-style-name="objectwithoutfill">
      <style:graphic-properties draw:marker-end="Arrowheads_20_10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objectwithoutfill">
      <style:graphic-properties draw:marker-end="Arrowheads_20_12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7" style:family="graphic" style:parent-style-name="objectwithoutfill">
      <style:graphic-properties draw:marker-end="Arrowheads_20_14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5cm" fo:min-width="7.25cm"/>
      <style:paragraph-properties style:writing-mode="lr-tb"/>
    </style:style>
    <style:style style:name="gr29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 draw:opacity="47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25cm" svg:height="2cm" svg:x="1.5cm" svg:y="19.758cm">
          <text:p text:style-name="P1">Base List Gen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25cm" svg:height="2cm" svg:x="1.25cm" svg:y="3.25cm">
          <text:p text:style-name="P1">Game Asset Gen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5cm" svg:height="2.75cm" svg:x="10.5cm" svg:y="3cm">
          <text:p text:style-name="P1">Mast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line-skew="3.374cm" svg:x1="8.75cm" svg:y1="20.758cm" svg:x2="22cm" svg:y2="20.875cm" draw:start-shape="id1" draw:start-glue-point="7" draw:end-shape="id2" draw:end-glue-point="3" svg:d="M8750 20758h10000v117h3250" svg:viewBox="0 0 13251 118">
          <text:p/>
        </draw:connector>
        <draw:connector draw:style-name="gr4" draw:text-style-name="P2" draw:layer="layout" svg:x1="8.5cm" svg:y1="4.25cm" svg:x2="10.5cm" svg:y2="4.375cm" draw:start-shape="id3" draw:start-glue-point="7" draw:end-shape="id4" draw:end-glue-point="5" svg:d="M8500 4250h1001v125h999" svg:viewBox="0 0 2001 126">
          <text:p/>
        </draw:connector>
        <draw:custom-shape draw:style-name="gr5" draw:text-style-name="P1" xml:id="id8" draw:id="id8" draw:layer="layout" svg:width="7.25cm" svg:height="2.25cm" svg:x="30.25cm" svg:y="2.25cm">
          <text:p text:style-name="P1">Inventory Generat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4cm" svg:height="4.25cm" svg:x="1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6.25cm" svg:height="1.673cm" svg:x="1cm" svg:y="1.5cm">
          <draw:text-box>
            <text:p>For maintenance/updating (not required for most users)</text:p>
          </draw:text-box>
        </draw:frame>
        <draw:custom-shape draw:style-name="gr8" draw:text-style-name="P3" draw:layer="layout" svg:width="14.75cm" svg:height="4.25cm" svg:x="1.25cm" svg:y="19.2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9.25cm" svg:height="1.673cm" svg:x="1cm" svg:y="18.258cm">
          <draw:text-box>
            <text:p>Required if not using default airbases (no carriers, FARPS, etc.)</text:p>
          </draw:text-box>
        </draw:frame>
        <draw:connector draw:style-name="gr4" draw:text-style-name="P2" draw:layer="layout" draw:line-skew="-3.126cm" svg:x1="8.5cm" svg:y1="4.25cm" svg:x2="13.75cm" svg:y2="10.125cm" draw:start-shape="id3" draw:start-glue-point="7" draw:end-shape="id5" svg:d="M8500 4250h-500v5875h5750" svg:viewBox="0 0 5751 5876">
          <text:p/>
        </draw:connector>
        <draw:custom-shape draw:style-name="gr9" draw:text-style-name="P1" xml:id="id5" draw:id="id5" draw:layer="layout" svg:width="3.5cm" svg:height="1.75cm" svg:x="13.75cm" svg:y="9.25cm">
          <text:p text:style-name="P1">Templa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2" draw:layer="layout" svg:x1="17.25cm" svg:y1="10.125cm" svg:x2="24.75cm" svg:y2="10.125cm" draw:start-shape="id5" draw:start-glue-point="7" draw:end-shape="id6" draw:end-glue-point="3" svg:d="M17250 10125h7500" svg:viewBox="0 0 7501 1">
          <text:p/>
        </draw:connector>
        <draw:custom-shape draw:style-name="gr11" draw:text-style-name="P1" xml:id="id7" draw:id="id7" draw:layer="layout" svg:width="3.5cm" svg:height="1.75cm" svg:x="22.5cm" svg:y="2.5cm">
          <text:p text:style-name="P1">Config fi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4.75cm" svg:height="1.75cm" svg:x="22cm" svg:y="20cm">
          <text:p text:style-name="P1">Bases list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26cm" svg:y1="3.375cm" svg:x2="30.25cm" svg:y2="3.375cm" draw:start-shape="id7" draw:start-glue-point="1" draw:end-shape="id8" draw:end-glue-point="3" svg:d="M26000 3375h4250" svg:viewBox="0 0 4251 1">
          <text:p/>
        </draw:connector>
        <draw:custom-shape draw:style-name="gr14" draw:text-style-name="P1" xml:id="id6" draw:id="id6" draw:layer="layout" svg:width="4.5cm" svg:height="2.75cm" svg:x="24.75cm" svg:y="8.75cm">
          <text:p text:style-name="P1">Starting</text:p>
          <text:p text:style-name="P1">Inventory</text:p>
          <text:p text:style-name="P1"><text:s/>Conditions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0cm" svg:height="0.962cm" svg:x="17.5cm" svg:y="9cm">
          <draw:text-box>
            <text:p>User creates</text:p>
          </draw:text-box>
        </draw:frame>
        <draw:custom-shape draw:style-name="gr11" draw:text-style-name="P1" xml:id="id9" draw:id="id9" draw:layer="layout" svg:width="3.5cm" svg:height="1.75cm" svg:x="22.5cm" svg:y="4.75cm">
          <text:p text:style-name="P1">Options file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26cm" svg:y1="5.625cm" svg:x2="30.25cm" svg:y2="3.375cm" draw:start-shape="id9" draw:start-glue-point="1" draw:end-shape="id8" draw:end-glue-point="3" svg:d="M26000 5625h2125v-2250h2125" svg:viewBox="0 0 4251 2251">
          <text:p/>
        </draw:connector>
        <draw:connector draw:style-name="gr17" draw:text-style-name="P2" draw:layer="layout" draw:line-skew="-0.749cm 1cm" svg:x1="22.5cm" svg:y1="3.375cm" svg:x2="27cm" svg:y2="8.75cm" draw:start-shape="id7" draw:start-glue-point="3" draw:end-shape="id6" draw:end-glue-point="0" svg:d="M22500 3375h-1250v4125h5750v1250" svg:viewBox="0 0 5751 5376">
          <text:p/>
        </draw:connector>
        <draw:connector draw:style-name="gr18" draw:text-style-name="P2" draw:layer="layout" draw:line-skew="-2.749cm" svg:x1="22.5cm" svg:y1="3.375cm" svg:x2="24.375cm" svg:y2="20cm" draw:start-shape="id7" draw:start-glue-point="3" draw:end-shape="id2" draw:end-glue-point="0" svg:d="M22500 3375h-3250v8750h5125v7875" svg:viewBox="0 0 5126 16626">
          <text:p/>
        </draw:connector>
        <draw:frame draw:style-name="gr19" draw:text-style-name="P4" draw:layer="layout" svg:width="7.25cm" svg:height="1.5cm" svg:x="16.75cm" svg:y="2.5cm">
          <draw:text-box>
            <text:p>Specifies/Connects</text:p>
          </draw:text-box>
        </draw:frame>
        <draw:connector draw:style-name="gr20" draw:text-style-name="P2" draw:layer="layout" svg:x1="29.25cm" svg:y1="10.125cm" svg:x2="30.25cm" svg:y2="3.375cm" draw:start-shape="id6" draw:start-glue-point="1" draw:end-shape="id8" draw:end-glue-point="3" svg:d="M29250 10125h501v-3500h-2v-3250h501" svg:viewBox="0 0 1001 6751">
          <text:p/>
        </draw:connector>
        <draw:custom-shape draw:style-name="gr1" draw:text-style-name="P1" xml:id="id13" draw:id="id13" draw:layer="layout" svg:width="7.25cm" svg:height="2cm" svg:x="21.25cm" svg:y="24.5cm">
          <text:p text:style-name="P1">Region 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2" draw:layer="layout" draw:line-skew="1.25cm" svg:x1="26.75cm" svg:y1="20.875cm" svg:x2="30.25cm" svg:y2="3.375cm" draw:start-shape="id2" draw:start-glue-point="1" draw:end-shape="id8" draw:end-glue-point="3" svg:d="M26750 20875h3000v-17500h500" svg:viewBox="0 0 3501 17501">
          <text:p/>
        </draw:connector>
        <draw:custom-shape draw:style-name="gr5" draw:text-style-name="P1" xml:id="id10" draw:id="id10" draw:layer="layout" svg:width="7.25cm" svg:height="2.25cm" svg:x="41.5cm" svg:y="2.25cm">
          <text:p text:style-name="P1">Inventory.JSON</text:p>
          <text:p text:style-name="P1">“theater inventory”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37.5cm" svg:y1="3.375cm" svg:x2="41.5cm" svg:y2="3.375cm" draw:start-shape="id8" draw:start-glue-point="1" draw:end-shape="id10" draw:end-glue-point="3" svg:d="M37500 3375h4000" svg:viewBox="0 0 4001 1">
          <text:p/>
        </draw:connector>
        <draw:custom-shape draw:style-name="gr23" draw:text-style-name="P1" xml:id="id12" draw:id="id12" draw:layer="layout" svg:width="6.5cm" svg:height="1.75cm" svg:x="30.75cm" svg:y="24.5cm">
          <text:p text:style-name="P1">Region.JS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7.25cm" svg:height="2.25cm" svg:x="56cm" svg:y="11cm">
          <text:p text:style-name="P1">DCT-WM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48.75cm" svg:y1="3.375cm" svg:x2="56cm" svg:y2="12.125cm" draw:start-shape="id10" draw:start-glue-point="1" draw:end-shape="id11" draw:end-glue-point="3" svg:d="M48750 3375h3625v8750h3625" svg:viewBox="0 0 7251 8751">
          <text:p/>
        </draw:connector>
        <draw:connector draw:style-name="gr25" draw:text-style-name="P2" draw:layer="layout" svg:x1="37.25cm" svg:y1="25.375cm" svg:x2="56cm" svg:y2="12.125cm" draw:start-shape="id12" draw:start-glue-point="1" draw:end-shape="id11" draw:end-glue-point="3" svg:d="M37250 25375h9375v-13250h9375" svg:viewBox="0 0 18751 13251">
          <text:p/>
        </draw:connector>
        <draw:frame draw:style-name="gr7" draw:text-style-name="P4" draw:layer="layout" svg:width="12cm" svg:height="1.673cm" svg:x="22.75cm" svg:y="22.327cm">
          <draw:text-box>
            <text:p>Any initialized user creatable bases</text:p>
          </draw:text-box>
        </draw:frame>
        <draw:frame draw:style-name="gr26" draw:text-style-name="P4" draw:layer="layout" svg:width="17.25cm" svg:height="2.384cm" svg:x="31cm" svg:y="26.5cm">
          <draw:text-box>
            <text:p>Note: Any bases created in the region definition that don’t have specified inventory starting confitions (from config file) will start out empty</text:p>
          </draw:text-box>
        </draw:frame>
        <draw:connector draw:style-name="gr27" draw:text-style-name="P2" draw:layer="layout" svg:x1="28.5cm" svg:y1="25.5cm" svg:x2="30.75cm" svg:y2="25.375cm" draw:start-shape="id13" draw:start-glue-point="7" draw:end-shape="id12" draw:end-glue-point="3" svg:d="M28500 25500h1126v-125h1124" svg:viewBox="0 0 2251 126">
          <text:p/>
        </draw:connector>
        <draw:custom-shape draw:style-name="gr28" draw:text-style-name="P1" xml:id="id14" draw:id="id14" draw:layer="layout" svg:width="7.75cm" svg:height="1.75cm" svg:x="30.75cm" svg:y="34.25cm">
          <text:p text:style-name="P1">DCT Files and Templates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line-skew="2.75cm" svg:x1="38.5cm" svg:y1="35.125cm" svg:x2="56cm" svg:y2="12.125cm" draw:start-shape="id14" draw:start-glue-point="1" draw:end-shape="id11" draw:end-glue-point="3" svg:d="M38500 35125h11500v-23000h6000" svg:viewBox="0 0 17501 23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20:44:56.859000000</meta:creation-date>
    <dc:date>2022-05-17T21:07:35.109000000</dc:date>
    <meta:editing-duration>PT22M37S</meta:editing-duration>
    <meta:editing-cycles>3</meta:editing-cycles>
    <meta:generator>LibreOffice/7.1.1.2$Windows_X86_64 LibreOffice_project/fe0b08f4af1bacafe4c7ecc87ce55bb426164676</meta:generator>
    <meta:document-statistic meta:object-count="37"/>
  </office:meta>
</office:document-meta>
</file>